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6C3EC79D4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ffff00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29cm" svg:height="9.728cm" svg:x="10.77cm" svg:y="2.337cm">
          <draw:image xlink:href="Pictures/100000000000037D000006C3EC79D4EB.png" xlink:type="simple" xlink:show="embed" xlink:actuate="onLoad">
            <text:p/>
          </draw:image>
        </draw:frame>
        <draw:line draw:style-name="gr2" draw:text-style-name="P1" draw:layer="layout" svg:x1="16.129cm" svg:y1="6.629cm" svg:x2="25.146cm" svg:y2="6.604cm">
          <text:p/>
        </draw:line>
        <draw:line draw:style-name="gr2" draw:text-style-name="P1" draw:layer="layout" svg:x1="16.129cm" svg:y1="7.264cm" svg:x2="24.892cm" svg:y2="7.239cm">
          <text:p/>
        </draw:line>
        <draw:line draw:style-name="gr2" draw:text-style-name="P1" draw:layer="layout" svg:x1="16.129cm" svg:y1="7.899cm" svg:x2="25.019cm" svg:y2="7.874cm">
          <text:p/>
        </draw:line>
        <draw:line draw:style-name="gr2" draw:text-style-name="P1" draw:layer="layout" svg:x1="16.129cm" svg:y1="8.534cm" svg:x2="25.019cm" svg:y2="8.509cm">
          <text:p/>
        </draw:line>
        <draw:line draw:style-name="gr2" draw:text-style-name="P1" draw:layer="layout" svg:x1="16.129cm" svg:y1="9.169cm" svg:x2="25.019cm" svg:y2="9.144cm">
          <text:p/>
        </draw:line>
        <draw:line draw:style-name="gr2" draw:text-style-name="P1" draw:layer="layout" svg:x1="16.129cm" svg:y1="9.804cm" svg:x2="25.146cm" svg:y2="9.779cm">
          <text:p/>
        </draw:line>
        <draw:line draw:style-name="gr2" draw:text-style-name="P1" draw:layer="layout" svg:x1="16.129cm" svg:y1="10.439cm" svg:x2="25.146cm" svg:y2="10.414cm">
          <text:p/>
        </draw:line>
        <draw:line draw:style-name="gr2" draw:text-style-name="P1" draw:layer="layout" svg:x1="16.129cm" svg:y1="11.074cm" svg:x2="25.146cm" svg:y2="11.049cm">
          <text:p/>
        </draw:line>
        <draw:line draw:style-name="gr2" draw:text-style-name="P1" draw:layer="layout" svg:x1="16.129cm" svg:y1="11.709cm" svg:x2="25.019cm" svg:y2="11.684cm">
          <text:p/>
        </draw:line>
        <draw:line draw:style-name="gr2" draw:text-style-name="P1" draw:layer="layout" svg:x1="16.129cm" svg:y1="3.454cm" svg:x2="25.146cm" svg:y2="3.429cm">
          <text:p/>
        </draw:line>
        <draw:line draw:style-name="gr2" draw:text-style-name="P1" draw:layer="layout" svg:x1="16.129cm" svg:y1="4.089cm" svg:x2="25.146cm" svg:y2="4.064cm">
          <text:p/>
        </draw:line>
        <draw:line draw:style-name="gr2" draw:text-style-name="P1" draw:layer="layout" svg:x1="16.129cm" svg:y1="4.724cm" svg:x2="25.273cm" svg:y2="4.699cm">
          <text:p/>
        </draw:line>
        <draw:line draw:style-name="gr2" draw:text-style-name="P1" draw:layer="layout" svg:x1="16.129cm" svg:y1="5.359cm" svg:x2="25.146cm" svg:y2="5.334cm">
          <text:p/>
        </draw:line>
        <draw:line draw:style-name="gr2" draw:text-style-name="P1" draw:layer="layout" svg:x1="16.129cm" svg:y1="5.994cm" svg:x2="25.019cm" svg:y2="5.969cm">
          <text:p/>
        </draw:line>
        <draw:line draw:style-name="gr3" draw:text-style-name="P1" draw:layer="layout" svg:x1="1.651cm" svg:y1="3.429cm" svg:x2="9.525cm" svg:y2="3.429cm">
          <text:p/>
        </draw:line>
        <draw:line draw:style-name="gr3" draw:text-style-name="P1" draw:layer="layout" svg:x1="1.524cm" svg:y1="4.064cm" svg:x2="9.525cm" svg:y2="4.064cm">
          <text:p/>
        </draw:line>
        <draw:line draw:style-name="gr3" draw:text-style-name="P1" draw:layer="layout" svg:x1="1.524cm" svg:y1="4.699cm" svg:x2="9.525cm" svg:y2="4.699cm">
          <text:p/>
        </draw:line>
        <draw:line draw:style-name="gr3" draw:text-style-name="P1" draw:layer="layout" svg:x1="1.524cm" svg:y1="5.334cm" svg:x2="9.525cm" svg:y2="5.334cm">
          <text:p/>
        </draw:line>
        <draw:line draw:style-name="gr3" draw:text-style-name="P1" draw:layer="layout" svg:x1="1.524cm" svg:y1="2.794cm" svg:x2="9.525cm" svg:y2="2.794cm">
          <text:p/>
        </draw:line>
        <draw:line draw:style-name="gr2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524cm" svg:y1="5.969cm" svg:x2="9.525cm" svg:y2="5.969cm">
          <text:p/>
        </draw:line>
        <draw:line draw:style-name="gr3" draw:text-style-name="P1" draw:layer="layout" svg:x1="1.397cm" svg:y1="6.604cm" svg:x2="9.525cm" svg:y2="6.604cm">
          <text:p/>
        </draw:line>
        <draw:line draw:style-name="gr3" draw:text-style-name="P1" draw:layer="layout" svg:x1="1.524cm" svg:y1="7.239cm" svg:x2="10.395cm" svg:y2="7.239cm">
          <text:p/>
        </draw:line>
        <draw:line draw:style-name="gr3" draw:text-style-name="P1" draw:layer="layout" svg:x1="1.524cm" svg:y1="7.874cm" svg:x2="10.395cm" svg:y2="7.874cm">
          <text:p/>
        </draw:line>
        <draw:line draw:style-name="gr3" draw:text-style-name="P1" draw:layer="layout" svg:x1="1.397cm" svg:y1="8.509cm" svg:x2="10.395cm" svg:y2="8.509cm">
          <text:p/>
        </draw:line>
        <draw:line draw:style-name="gr3" draw:text-style-name="P1" draw:layer="layout" svg:x1="1.524cm" svg:y1="9.144cm" svg:x2="10.395cm" svg:y2="9.144cm">
          <text:p/>
        </draw:line>
        <draw:line draw:style-name="gr3" draw:text-style-name="P1" draw:layer="layout" svg:x1="1.524cm" svg:y1="9.779cm" svg:x2="10.395cm" svg:y2="9.779cm">
          <text:p/>
        </draw:line>
        <draw:line draw:style-name="gr3" draw:text-style-name="P1" draw:layer="layout" svg:x1="1.397cm" svg:y1="10.414cm" svg:x2="10.395cm" svg:y2="10.414cm">
          <text:p/>
        </draw:line>
        <draw:line draw:style-name="gr3" draw:text-style-name="P1" draw:layer="layout" svg:x1="1.524cm" svg:y1="11.049cm" svg:x2="10.395cm" svg:y2="11.049cm">
          <text:p/>
        </draw:line>
        <draw:line draw:style-name="gr3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8cm" svg:y="3.175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2.54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3.175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18cm" svg:y="2.54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line draw:style-name="gr17" draw:layer="layout" svg:x1="12.868cm" svg:y1="1.578cm" svg:x2="12.868cm" svg:y2="2.975cm">
          <text:p/>
        </draw:line>
        <draw:custom-shape draw:style-name="gr18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955cm" svg:height="1.016cm" svg:x="13.462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493cm" svg:height="2.36cm" svg:x="1.016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3.597cm" svg:height="0.603cm" svg:x="21.844cm" svg:y="14.478cm">
          <draw:text-box>
            <text:p><text:span text:style-name="T4">Updated Dec 19 2014</text:span></text:p>
          </draw:text-box>
        </draw:frame>
        <draw:custom-shape draw:style-name="gr22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2.159cm" svg:height="1.016cm" svg:x="9.398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20T15:26:53.527128000</dc:date>
    <meta:editing-duration>PT2H57M26S</meta:editing-duration>
    <meta:editing-cycles>44</meta:editing-cycles>
    <meta:generator>LibreOffice/4.3.2.2$MacOSX_X86_64 LibreOffice_project/edfb5295ba211bd31ad47d0bad0118690f76407d</meta:generator>
    <meta:document-statistic meta:object-count="145"/>
  </office:meta>
</office:document-meta>
</file>